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1d7de6f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1d7de6f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style:use-window-font-color="true" loext:opacity="0%" style:font-name="PT Astra Serif1" fo:font-size="14pt" fo:letter-spacing="normal" fo:font-style="normal" fo:font-weight="normal" officeooo:paragraph-rsid="01d7de6f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officeooo:paragraph-rsid="01d7de6f"/>
    </style:style>
    <style:style style:name="P5" style:family="paragraph" style:parent-style-name="Text_20_body">
      <style:paragraph-properties fo:text-align="center" style:justify-single-word="false"/>
      <style:text-properties officeooo:rsid="005c2ed8" officeooo:paragraph-rsid="01d7de6f"/>
    </style:style>
    <style:style style:name="P6" style:family="paragraph" style:parent-style-name="Text_20_body">
      <style:paragraph-properties fo:text-align="center" style:justify-single-word="false"/>
      <style:text-properties fo:font-size="16pt" officeooo:paragraph-rsid="01d7de6f" style:font-size-asian="16pt" style:font-size-complex="16p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1d7de6f"/>
    </style:style>
    <style:style style:name="P8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1d7de6f"/>
    </style:style>
    <style:style style:name="P9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text-underline-style="none" officeooo:paragraph-rsid="01d7de6f"/>
    </style:style>
    <style:style style:name="P10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officeooo:rsid="01d3331c" officeooo:paragraph-rsid="01d7de6f"/>
    </style:style>
    <style:style style:name="P11" style:family="paragraph" style:parent-style-name="Заголовок_20_2_20_титул">
      <style:text-properties officeooo:paragraph-rsid="01d7de6f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1d7de6f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1d7de6f" officeooo:paragraph-rsid="01d7de6f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1d7de6f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1d7de6f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1d7de6f"/>
    </style:style>
    <style:style style:name="P17" style:family="paragraph" style:parent-style-name="Text_20_body">
      <style:paragraph-properties fo:line-height="100%"/>
      <style:text-properties officeooo:paragraph-rsid="01d7de6f"/>
    </style:style>
    <style:style style:name="P18" style:family="paragraph" style:parent-style-name="Text_20_body">
      <style:paragraph-properties fo:line-height="100%" fo:text-align="center" style:justify-single-word="false"/>
      <style:text-properties officeooo:rsid="00581175" officeooo:paragraph-rsid="01d7de6f"/>
    </style:style>
    <style:style style:name="P19" style:family="paragraph" style:parent-style-name="Heading_20_2">
      <style:paragraph-properties fo:break-before="page"/>
      <style:text-properties officeooo:rsid="0213bc82" officeooo:paragraph-rsid="01d7de6f"/>
    </style:style>
    <style:style style:name="P20" style:family="paragraph" style:parent-style-name="Text_20_body">
      <style:text-properties fo:font-weight="normal" officeooo:rsid="01eb2590" officeooo:paragraph-rsid="01d7de6f" style:font-weight-asian="normal" style:font-weight-complex="normal"/>
    </style:style>
    <style:style style:name="P21" style:family="paragraph" style:parent-style-name="Heading_20_3">
      <style:text-properties officeooo:rsid="01ddc916" officeooo:paragraph-rsid="01d7de6f"/>
    </style:style>
    <style:style style:name="P22" style:family="paragraph" style:parent-style-name="Text_20_body">
      <style:text-properties officeooo:paragraph-rsid="01d7de6f"/>
    </style:style>
    <style:style style:name="P23" style:family="paragraph" style:parent-style-name="Text_20_body" style:list-style-name="L1">
      <style:text-properties officeooo:rsid="01eb2590" officeooo:paragraph-rsid="01d7de6f"/>
    </style:style>
    <style:style style:name="P24" style:family="paragraph" style:parent-style-name="Text_20_body">
      <style:text-properties fo:font-style="normal" officeooo:paragraph-rsid="01d7de6f" style:font-style-asian="normal" style:font-style-complex="normal"/>
    </style:style>
    <style:style style:name="P25" style:family="paragraph" style:parent-style-name="Text_20_body" style:list-style-name="L2">
      <style:text-properties officeooo:paragraph-rsid="01d7de6f"/>
    </style:style>
    <style:style style:name="P26" style:family="paragraph" style:parent-style-name="Text_20_body">
      <style:text-properties officeooo:rsid="01ebbf16" officeooo:paragraph-rsid="01d7de6f"/>
    </style:style>
    <style:style style:name="P27" style:family="paragraph" style:parent-style-name="Text_20_body" style:list-style-name="L3">
      <style:text-properties officeooo:paragraph-rsid="01d7de6f"/>
    </style:style>
    <style:style style:name="P28" style:family="paragraph" style:parent-style-name="Heading_20_3">
      <style:text-properties officeooo:paragraph-rsid="01d7de6f"/>
    </style:style>
    <style:style style:name="P29" style:family="paragraph" style:parent-style-name="Text_20_body" style:list-style-name="L4">
      <style:text-properties officeooo:rsid="01ec9345" officeooo:paragraph-rsid="01d7de6f"/>
    </style:style>
    <style:style style:name="P30" style:family="paragraph" style:parent-style-name="Text_20_body" style:list-style-name="L5">
      <style:text-properties officeooo:paragraph-rsid="01d7de6f"/>
    </style:style>
    <style:style style:name="P31" style:family="paragraph" style:parent-style-name="Text_20_body" style:list-style-name="L5">
      <style:text-properties officeooo:rsid="01ec9345" officeooo:paragraph-rsid="01d7de6f"/>
    </style:style>
    <style:style style:name="P32" style:family="paragraph" style:parent-style-name="Text_20_body" style:list-style-name="L4">
      <style:text-properties officeooo:rsid="01f15233" officeooo:paragraph-rsid="01d7de6f"/>
    </style:style>
    <style:style style:name="P33" style:family="paragraph" style:parent-style-name="Text_20_body" style:list-style-name="L6">
      <style:text-properties officeooo:rsid="01f15233" officeooo:paragraph-rsid="01d7de6f"/>
    </style:style>
    <style:style style:name="P34" style:family="paragraph" style:parent-style-name="Text_20_body" style:list-style-name="L6">
      <style:text-properties officeooo:rsid="01f15233" officeooo:paragraph-rsid="01e16899"/>
    </style:style>
    <style:style style:name="P35" style:family="paragraph" style:parent-style-name="Text_20_body" style:list-style-name="L7">
      <style:text-properties officeooo:rsid="01f15233" officeooo:paragraph-rsid="01d7de6f"/>
    </style:style>
    <style:style style:name="P36" style:family="paragraph" style:parent-style-name="Text_20_body" style:list-style-name="L8">
      <style:text-properties officeooo:paragraph-rsid="01d7de6f"/>
    </style:style>
    <style:style style:name="P37" style:family="paragraph" style:parent-style-name="Text_20_body" style:list-style-name="L9">
      <style:text-properties officeooo:paragraph-rsid="01d7de6f"/>
    </style:style>
    <style:style style:name="P38" style:family="paragraph" style:parent-style-name="Text_20_body" style:list-style-name="L10">
      <style:text-properties officeooo:paragraph-rsid="01d7de6f"/>
    </style:style>
    <style:style style:name="P39" style:family="paragraph" style:parent-style-name="Text_20_body" style:list-style-name="L11">
      <style:text-properties officeooo:rsid="01f7cf43" officeooo:paragraph-rsid="01d7de6f"/>
    </style:style>
    <style:style style:name="P40" style:family="paragraph" style:parent-style-name="Text_20_body" style:list-style-name="L11">
      <style:text-properties officeooo:rsid="01f7cf43" officeooo:paragraph-rsid="01de8d91"/>
    </style:style>
    <style:style style:name="P41" style:family="paragraph" style:parent-style-name="Text_20_body" style:list-style-name="L12">
      <style:text-properties officeooo:paragraph-rsid="01d7de6f"/>
    </style:style>
    <style:style style:name="P42" style:family="paragraph" style:parent-style-name="Text_20_body" style:list-style-name="L12">
      <style:text-properties officeooo:paragraph-rsid="01de8d91"/>
    </style:style>
    <style:style style:name="P43" style:family="paragraph" style:parent-style-name="Text_20_body" style:list-style-name="L13">
      <style:text-properties officeooo:rsid="01f7cf43" officeooo:paragraph-rsid="01d7de6f"/>
    </style:style>
    <style:style style:name="P44" style:family="paragraph" style:parent-style-name="Text_20_body" style:list-style-name="L14">
      <style:text-properties officeooo:rsid="01fb7d73" officeooo:paragraph-rsid="01d7de6f"/>
    </style:style>
    <style:style style:name="P45" style:family="paragraph" style:parent-style-name="Text_20_body" style:list-style-name="L15">
      <style:text-properties officeooo:rsid="01fb7d73" officeooo:paragraph-rsid="01d7de6f"/>
    </style:style>
    <style:style style:name="P46" style:family="paragraph" style:parent-style-name="Text_20_body" style:list-style-name="L16">
      <style:text-properties officeooo:rsid="01fb7d73" officeooo:paragraph-rsid="01d7de6f"/>
    </style:style>
    <style:style style:name="P47" style:family="paragraph" style:parent-style-name="Text_20_body" style:list-style-name="L17">
      <style:text-properties officeooo:rsid="01fb7d73" officeooo:paragraph-rsid="01d7de6f"/>
    </style:style>
    <style:style style:name="P48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P49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P50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P51" style:family="paragraph" style:parent-style-name="Text_20_body">
      <style:paragraph-properties fo:margin-left="0.035cm" fo:margin-right="0cm" fo:margin-top="0.018cm" fo:margin-bottom="0cm" style:contextual-spacing="false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P53" style:family="paragraph" style:parent-style-name="Text_20_body">
      <style:paragraph-properties fo:margin-left="0.035cm" fo:margin-right="0cm" fo:margin-top="0.016cm" fo:margin-bottom="0cm" style:contextual-spacing="false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1d3331c"/>
    </style:style>
    <style:style style:name="T3" style:family="text">
      <style:text-properties style:font-name="PT Astra Serif2" fo:font-size="20.7999992370605pt" fo:language="en" fo:country="US" fo:font-weight="bold" officeooo:rsid="01a5919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style:font-name="PT Astra Serif2" fo:font-size="20.7999992370605pt" fo:language="en" fo:country="US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officeooo:rsid="0232e575"/>
    </style:style>
    <style:style style:name="T10" style:family="text">
      <style:text-properties officeooo:rsid="00160dc7"/>
    </style:style>
    <style:style style:name="T11" style:family="text">
      <style:text-properties officeooo:rsid="011b053c"/>
    </style:style>
    <style:style style:name="T12" style:family="text">
      <style:text-properties fo:language="ru" fo:country="RU" officeooo:rsid="005e1027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9bf97" style:font-style-asian="normal" style:font-style-complex="normal"/>
    </style:style>
    <style:style style:name="T15" style:family="text">
      <style:text-properties fo:font-style="normal" officeooo:rsid="00e01459" style:font-style-asian="normal" style:font-style-complex="normal"/>
    </style:style>
    <style:style style:name="T16" style:family="text">
      <style:text-properties officeooo:rsid="01d978c9"/>
    </style:style>
    <style:style style:name="T17" style:family="text">
      <style:text-properties fo:language="en" fo:country="US" officeooo:rsid="01e16899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1e16899"/>
    </style:style>
    <style:style style:name="T20" style:family="text">
      <style:text-properties officeooo:rsid="01f7cf43"/>
    </style:style>
    <style:style style:name="T21" style:family="text">
      <style:text-properties fo:language="en" fo:country="US" officeooo:rsid="01de8d91"/>
    </style:style>
    <style:style style:name="T22" style:family="text">
      <style:text-properties fo:font-size="10pt" style:font-size-asian="10pt"/>
    </style:style>
    <style:style style:name="T23" style:family="text">
      <style:text-properties fo:font-size="10pt" fo:letter-spacing="-0.009cm" style:font-size-asian="10pt"/>
    </style:style>
    <style:style style:name="T24" style:family="text">
      <style:text-properties fo:letter-spacing="-0.009cm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2"><text:span text:style-name="Emphasis"><text:span text:style-name="T1"/></text:span></text:p>
      <text:p text:style-name="P4"/>
      <text:p text:style-name="P4"/>
      <text:p text:style-name="P5"/>
      <text:p text:style-name="P6">СОПРОВОЖДЕНИЕ И ОБСЛУЖИВАНИЕ ПРОГРАММНОГО ОБЕСПЕЧЕНИЯ КОМПЬЮТЕРНЫХ СИСТЕМ</text:p>
      <text:p text:style-name="P7"/>
      <text:p text:style-name="P8"/>
      <text:p text:style-name="P8">ЛАБОРАТОРНАЯ РАБОТА №<text:span text:style-name="T2">4</text:span></text:p>
      <text:p text:style-name="P9">по теме:</text:p>
      <text:h text:style-name="P10" text:outline-level="1"><text:span text:style-name="T3">Т</text:span><text:span text:style-name="T4">ехнологии программирования</text:span></text:h>
      <text:p text:style-name="P11"/>
      <text:p text:style-name="P11"/>
      <text:p text:style-name="P12"><text:span text:style-name="T5">Выполн</text:span><text:span text:style-name="T6">ил:</text:span><text:span text:style-name="T7"> </text:span></text:p>
      <text:p text:style-name="P12"><text:span text:style-name="T8">студент ЕПК,</text:span> <text:span text:style-name="T8">группа</text:span> <text:span text:style-name="T9">И-41</text:span></text:p>
      <text:p text:style-name="P13">Григорян Эмиль Геворгович</text:p>
      <text:p text:style-name="P14"/>
      <text:p text:style-name="P15"><text:span text:style-name="T8">Проверил</text:span>:</text:p>
      <text:p text:style-name="P12"><text:span text:style-name="T8">преподаватель</text:span><text:span text:style-name="T10"> </text:span><text:span text:style-name="T11">спец</text:span><text:span text:style-name="T12">дисциплин</text:span></text:p>
      <text:p text:style-name="P16">Фомин А. Т.</text:p>
      <text:p text:style-name="P17"/>
      <text:p text:style-name="P17"/>
      <text:p text:style-name="P17"/>
      <text:p text:style-name="P17"/>
      <text:p text:style-name="P17"/>
      <text:p text:style-name="P2"/>
      <text:p text:style-name="P2"/>
      <text:p text:style-name="P2"/>
      <text:p text:style-name="P2"/>
      <text:p text:style-name="P18"><text:span text:style-name="Emphasis"/></text:p>
      <text:p text:style-name="P2">Ейск <text:span text:style-name="Emphasis"><text:span text:style-name="T13">20</text:span></text:span><text:span text:style-name="Emphasis"><text:span text:style-name="T14">2</text:span></text:span><text:span text:style-name="Emphasis"><text:span text:style-name="T15">5</text:span></text:span></text:p>
      <text:h text:style-name="P19" text:outline-level="2" text:is-list-header="true">Описание технологий программирования</text:h>
      <text:p text:style-name="P20">Проектирование программного продукта "Система автоматизации багетной мастерской" потребовало тщательного подбора технологий и методов программирования, позволяющих достичь поставленных целей. Ниже представлены используемые технологии и инструменты, их особенности и обоснование выбора.</text:p>
      <text:h text:style-name="P21" text:outline-level="3">Методология разработки</text:h>
      <text:p text:style-name="P22">Целью настоящего проекта является разработка программного продукта для автоматизации багетной мастерской, соответствующего современным стандартам качества и пригодного для эффективной эксплуатации в реальной производственной среде. Исходя из специфики проекта, определяющими критериями выбора методологии являлись:</text:p>
      <text:list text:style-name="L1">
        <text:list-item>
          <text:p text:style-name="P23">Четкость и последовательность этапов разработки</text:p>
        </text:list-item>
        <text:list-item>
          <text:p text:style-name="P23">Возможность точного планирования и контроля сроков</text:p>
        </text:list-item>
        <text:list-item>
          <text:p text:style-name="P23">Стабильность <text:span text:style-name="T16">основных функциональных требований</text:span></text:p>
        </text:list-item>
      </text:list>
      <text:p text:style-name="P24">Исходя из вышеперечисленных критериев, для реализации проекта была выбрана каскадная модель (Waterfall) с элементами инкрементального подхода.</text:p>
      <text:p text:style-name="P22">Причины выбора заключаются в следующем:</text:p>
      <text:list text:style-name="L2">
        <text:list-item>
          <text:p text:style-name="P25">Четкая структура проекта: Каскадная модель предполагает последовательное выполнение этапов (анализ, проектирование, разработка, тестирование, внедрение), что идеально подходит для проекта с хорошо определенными требованиями к функциональным модулям</text:p>
        </text:list-item>
        <text:list-item>
          <text:p text:style-name="P25">Предсказуемость результатов: Каждый этап завершается утверждением результатов, что минимизирует риски несоответствия ожиданиям заказчика</text:p>
        </text:list-item>
        <text:list-item>
          <text:p text:style-name="P25">Стабильность требований: Основные бизнес-процессы багетной мастерской (учет заказов, материалов, клиентов) являются устоявшимися и не подвержены частым изменениям</text:p>
        </text:list-item>
      </text:list>
      <text:p text:style-name="P26">План мероприятий по применению выбранной методологии включает:</text:p>
      <text:list text:style-name="L3">
        <text:list-item>
          <text:p text:style-name="P27">Детальный анализ предметной области и создание технического задания</text:p>
        </text:list-item>
        <text:list-item>
          <text:p text:style-name="P27">Проектирование архитектуры системы и пользовательского интерфейса</text:p>
        </text:list-item>
        <text:list-item>
          <text:p text:style-name="P27">Последовательная разработка модулей системы с поэтапным тестированием</text:p>
        </text:list-item>
        <text:list-item>
          <text:p text:style-name="P27">Комплексное интеграционное тестирование</text:p>
        </text:list-item>
        <text:list-item>
          <text:p text:style-name="P27"><text:soft-page-break/>Внедрение и сопровождение системы</text:p>
        </text:list-item>
      </text:list>
      <text:h text:style-name="P28" text:outline-level="3">Языки программирования</text:h>
      <text:p text:style-name="P22"><text:span text:style-name="Strong_20_Emphasis">Основные языки программирования, выбранные для реализации проекта:</text:span></text:p>
      <text:list xml:id="list2810863360" text:style-name="L4">
        <text:list-item>
          <text:p text:style-name="P29">С++ - основной язык для реализации бизнес-логики и работы с базой данных.</text:p>
        </text:list-item>
      </text:list>
      <text:list text:style-name="L5">
        <text:list-item>
          <text:list>
            <text:list-item>
              <text:p text:style-name="P30">Обоснование выбора: высокая производительность, надежность и полная интеграция с фреймворком Qt, что критически важно для операций с большими объемами данных о материалах и заказах</text:p>
            </text:list-item>
            <text:list-item>
              <text:p text:style-name="P31">Область применения: классы для работы с СУБД, реализация сложных расчетов стоимости багетных рамок, бизнес-логика управления заказами и складом</text:p>
            </text:list-item>
          </text:list>
        </text:list-item>
      </text:list>
      <text:list xml:id="list122042501475823" text:continue-list="list2810863360" text:style-name="L4">
        <text:list-item>
          <text:p text:style-name="P32">QML (Qt Modeling Language)</text:p>
        </text:list-item>
      </text:list>
      <text:list text:style-name="L6">
        <text:list-item>
          <text:list>
            <text:list-item>
              <text:p text:style-name="P33">Обоснование выбора: современный подход к созданию UI, поддержка анимаций, легкая читаемость кода, быстрая разработка интерфейсов</text:p>
            </text:list-item>
            <text:list-item>
              <text:p text:style-name="P34">Область применения: все формы интерфейса - Main, LoginPage, ClientsPage, OrdersPage, SalePage, MastersOrdersPage, MastersProductsPage, <text:span text:style-name="T17">LogsPage, AccountManagementPage, DataManagementPage, CreateFirstAdminPage.</text:span></text:p>
            </text:list-item>
          </text:list>
        </text:list-item>
      </text:list>
      <text:list text:continue-list="list122042501475823" text:style-name="L4">
        <text:list-item>
          <text:p text:style-name="P32">JavaScript - язык для реализации клиентской логики в QML-компонентах</text:p>
        </text:list-item>
      </text:list>
      <text:list text:style-name="L7">
        <text:list-item>
          <text:list>
            <text:list-item>
              <text:p text:style-name="P35"><text:span text:style-name="Emphasis"><text:span text:style-name="T13">Обоснование выбора</text:span></text:span><text:span text:style-name="T13">: </text:span>полная интеграция с QML, использование выражений JavaScript в привязках свойств объектов QML</text:p>
            </text:list-item>
            <text:list-item>
              <text:p text:style-name="P35"><text:span text:style-name="Strong_20_Emphasis"><text:span text:style-name="T18">Область применения</text:span></text:span><text:span text:style-name="T18">: </text:span>Обработчики событий, валидация форм, управление динамической загрузкой компонентов.</text:p>
            </text:list-item>
          </text:list>
        </text:list-item>
      </text:list>
      <text:h text:style-name="P28" text:outline-level="3">Архитектурные подходы</text:h>
      <text:p text:style-name="P22">Реализованная архитектура соответствует многослойной архитектуре с четким разделением ответственности и использованием паттерна MVVM (Model-View-ViewModel).</text:p>
      <text:p text:style-name="P22"><text:span text:style-name="Strong_20_Emphasis">Ключевые архитектурные решения:</text:span></text:p>
      <text:list xml:id="list2378831083" text:style-name="L8">
        <text:list-item>
          <text:p text:style-name="P36"><text:span text:style-name="Strong_20_Emphasis"><text:span text:style-name="T18">Разделение ответственности</text:span></text:span><text:span text:style-name="T18">:</text:span></text:p>
        </text:list-item>
      </text:list>
      <text:list text:style-name="L9">
        <text:list-item>
          <text:list>
            <text:list-item>
              <text:p text:style-name="P37"><text:span text:style-name="Strong_20_Emphasis"><text:span text:style-name="T18">Model</text:span></text:span><text:span text:style-name="T18"> (C++) - работа с данными и бизнес-логик;</text:span></text:p>
            </text:list-item>
            <text:list-item>
              <text:p text:style-name="P37"><text:span text:style-name="Strong_20_Emphasis"><text:span text:style-name="T18">View</text:span></text:span><text:span text:style-name="T18"> (QML-компоненты) - пользовательский интерфейс;</text:span></text:p>
            </text:list-item>
            <text:list-item>
              <text:p text:style-name="P37"><text:span text:style-name="Strong_20_Emphasis"><text:span text:style-name="T18">ViewModel</text:span></text:span><text:span text:style-name="T18"> (JavaScript в QML) - связующая логика между Model и View.</text:span></text:p>
            </text:list-item>
          </text:list>
        </text:list-item>
      </text:list>
      <text:list text:continue-list="list2378831083" text:style-name="L8">
        <text:list-item>
          <text:p text:style-name="P36"><text:soft-page-break/>Модульная структура: приложение построено на основе функциональных модулей, соответствующих ролям пользователей (Продавец, Мастер производства, <text:span text:style-name="T19">Администратор</text:span>).</text:p>
        </text:list-item>
        <text:list-item>
          <text:p text:style-name="P36">Сигнально-слотный механизм: реализация реактивного программирования через систему сигналов и слотов Qt для обеспечения отзывчивого интерфейса.</text:p>
        </text:list-item>
        <text:list-item>
          <text:p text:style-name="P36">Динамическая загрузка интерфейсов: использование компонента Loader для эффективного управления памятью и быстрой смены состояний приложения.</text:p>
        </text:list-item>
      </text:list>
      <text:p text:style-name="P22"><text:span text:style-name="Strong_20_Emphasis">Преимущества выбранной архитектуры:</text:span></text:p>
      <text:list text:style-name="L10">
        <text:list-item>
          <text:p text:style-name="P38">Четкое разделение логики приложения на слои;</text:p>
        </text:list-item>
        <text:list-item>
          <text:p text:style-name="P38">Упрощенное тестирование отдельных компонентов;</text:p>
        </text:list-item>
        <text:list-item>
          <text:p text:style-name="P38">Легкость поддержки и расширения функционала;</text:p>
        </text:list-item>
        <text:list-item>
          <text:p text:style-name="P38">Высокая производительность интерфейса;</text:p>
        </text:list-item>
        <text:list-item>
          <text:p text:style-name="P38">Возможность повторного использования компонентов.</text:p>
        </text:list-item>
      </text:list>
      <text:h text:style-name="P28" text:outline-level="3">Инструменты и среды разработки</text:h>
      <text:p text:style-name="P22">Процесс разработки проходил с использованием <text:span text:style-name="T20">следующих инструментов:</text:span></text:p>
      <text:list text:style-name="L11">
        <text:list-item>
          <text:p text:style-name="P39">Qt Creator - основная IDE, полностью поддерживающая Qt фреймворка, встроенный QML-редактор.</text:p>
        </text:list-item>
        <text:list-item>
          <text:p text:style-name="P40">Qt Framework 6.9.0 - кроссплатформенный фреймворк для разработки GUI. Модули: Qt Quick, QtQuick.Controls, QtQuick.Layouts</text:p>
        </text:list-item>
        <text:list-item>
          <text:p text:style-name="P40">Qt Quick Desktop - библиотека для создания десктоп-приложений с нативным внешним видом</text:p>
        </text:list-item>
        <text:list-item>
          <text:p text:style-name="P39">Система контроля версий Git для управления исходным кодом и отслеживания изменений</text:p>
        </text:list-item>
        <text:list-item>
          <text:p text:style-name="P40"><text:span text:style-name="T21">PostgreSQL</text:span> - СУБД для хранения информации.</text:p>
        </text:list-item>
      </text:list>
      <text:h text:style-name="P28" text:outline-level="3">Библиотеки и фреймворки</text:h>
      <text:p text:style-name="P22">Для ускорения разработки и повышения качества кода использовались следующие <text:span text:style-name="T20">компоненты Qt:</text:span></text:p>
      <text:list text:style-name="L12">
        <text:list-item>
          <text:p text:style-name="P41"><text:span text:style-name="Strong_20_Emphasis"><text:span text:style-name="T18">QtQuick -</text:span></text:span><text:span text:style-name="T18"> современный фреймворк для создания интерфейсов.</text:span></text:p>
        </text:list-item>
        <text:list-item>
          <text:p text:style-name="P42"><text:span text:style-name="Strong_20_Emphasis"><text:span text:style-name="T18">QtQuick.Controls</text:span></text:span><text:span text:style-name="T18"> </text:span><text:span text:style-name="Strong_20_Emphasis"><text:span text:style-name="T18">-</text:span></text:span><text:span text:style-name="T18"> библиотека готовых UI-компонентов.</text:span></text:p>
        </text:list-item>
        <text:list-item>
          <text:p text:style-name="P41"><text:span text:style-name="Strong_20_Emphasis"><text:span text:style-name="T18">QtQuick.Layouts</text:span></text:span> - система компоновки элементов интерфейса.</text:p>
        </text:list-item>
      </text:list>
      <text:p text:style-name="P22">Выбор перечисленных инструментов обоснован следующими причинами:</text:p>
      <text:list text:style-name="L13">
        <text:list-item>
          <text:p text:style-name="P43"><text:soft-page-break/>Единая экосистема Qt обеспечивает согласованность всех компонентов проекта.</text:p>
        </text:list-item>
        <text:list-item>
          <text:p text:style-name="P43">Кроссплатформенность позволяет развертывать приложение на различных ОС.</text:p>
        </text:list-item>
        <text:list-item>
          <text:p text:style-name="P43">Высокая производительность GUI.</text:p>
        </text:list-item>
      </text:list>
      <text:h text:style-name="P28" text:outline-level="3">Тестирование и отладка</text:h>
      <text:p text:style-name="P22">На этапе разработки особое внимание уделялось тестированию, в частности:</text:p>
      <text:list xml:id="list2219414438" text:style-name="L14">
        <text:list-item>
          <text:p text:style-name="P44">Модульное тестирование QML-компонентов:</text:p>
        </text:list-item>
      </text:list>
      <text:list text:style-name="L15">
        <text:list-item>
          <text:list>
            <text:list-item>
              <text:p text:style-name="P45">Тестирование реакций на пользовательский ввод в формах заказов и клиентов;</text:p>
            </text:list-item>
            <text:list-item>
              <text:p text:style-name="P45">Проверка корректности передачи сигналов между компонентами;</text:p>
            </text:list-item>
            <text:list-item>
              <text:p text:style-name="P45">Валидация данных в формах ввода цен и количеств материалов.</text:p>
            </text:list-item>
          </text:list>
        </text:list-item>
      </text:list>
      <text:list xml:id="list122042508014867" text:continue-list="list2219414438" text:style-name="L14">
        <text:list-item>
          <text:p text:style-name="P44">Интеграционное тестирование:</text:p>
        </text:list-item>
      </text:list>
      <text:list text:style-name="L16">
        <text:list-item>
          <text:list>
            <text:list-item>
              <text:p text:style-name="P46">Тестирование взаимодействия QML-интерфейса с C++ бэкендом;</text:p>
            </text:list-item>
            <text:list-item>
              <text:p text:style-name="P46">Проверка корректности работы с базой данных при одновременном доступе из разных модулей;</text:p>
            </text:list-item>
            <text:list-item>
              <text:p text:style-name="P46">Тестирование целостности данных при выполнении бизнес-операций (создание заказа, списание материалов).</text:p>
            </text:list-item>
          </text:list>
        </text:list-item>
      </text:list>
      <text:list text:continue-list="list122042508014867" text:style-name="L14">
        <text:list-item>
          <text:p text:style-name="P44">Методы отладки:</text:p>
        </text:list-item>
      </text:list>
      <text:list text:style-name="L17">
        <text:list-item>
          <text:list>
            <text:list-item>
              <text:p text:style-name="P47">Использование консольного вывода (console.log, qDebug()) для отслеживания состояния приложения;</text:p>
            </text:list-item>
            <text:list-item>
              <text:p text:style-name="P47">Визуальный контроль корректности отображения UI-компонентов на различных разрешениях экрана;</text:p>
            </text:list-item>
            <text:list-item>
              <text:p text:style-name="P47">Валидация SQL-запросов на уровне класса работы с базой данных;</text:p>
            </text:list-item>
            <text:list-item>
              <text:p text:style-name="P47">Тестирование сценариев использования для <text:span text:style-name="T19">всех</text:span> ролей пользователей (Продавец, Масте<text:span text:style-name="T19">р, Администратор</text:span>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chapter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chapter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499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3cm" fo:margin-right="0.247cm" fo:text-align="justify" style:justify-single-word="false" fo:text-indent="1.249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style="normal" fo:font-weight="bold" fo:background-color="transparent" style:font-size-asian="9.14999961853027pt" style:font-style-asian="normal" style:font-size-complex="10.5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PT Astra Serif1" fo:font-family="'PT Astra Serif'" style:font-family-generic="roman" style:font-pitch="variable" fo:font-size="18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5.7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style-complex="normal" style:font-weight-complex="bold" style:text-scale="96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64" style:display-name="ListLabel 264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55" style:display-name="ListLabel 255" style:family="text">
      <style:text-properties fo:language="ru" fo:country="RU" style:language-asian="en" style:country-asian="US" style:language-complex="ar" style:country-complex="SA"/>
    </style:style>
    <style:style style:name="ListLabel_20_256" style:display-name="ListLabel 256" style:family="text">
      <style:text-properties fo:language="ru" fo:country="RU" style:language-asian="en" style:country-asian="US" style:language-complex="ar" style:country-complex="SA"/>
    </style:style>
    <style:style style:name="ListLabel_20_257" style:display-name="ListLabel 257" style:family="text">
      <style:text-properties fo:language="ru" fo:country="RU" style:language-asian="en" style:country-asian="US" style:language-complex="ar" style:country-complex="SA"/>
    </style:style>
    <style:style style:name="ListLabel_20_258" style:display-name="ListLabel 258" style:family="text">
      <style:text-properties fo:language="ru" fo:country="RU" style:language-asian="en" style:country-asian="US" style:language-complex="ar" style:country-complex="SA"/>
    </style:style>
    <style:style style:name="ListLabel_20_259" style:display-name="ListLabel 259" style:family="text">
      <style:text-properties fo:language="ru" fo:country="RU" style:language-asian="en" style:country-asian="US" style:language-complex="ar" style:country-complex="SA"/>
    </style:style>
    <style:style style:name="ListLabel_20_260" style:display-name="ListLabel 260" style:family="text">
      <style:text-properties fo:language="ru" fo:country="RU" style:language-asian="en" style:country-asian="US" style:language-complex="ar" style:country-complex="SA"/>
    </style:style>
    <style:style style:name="ListLabel_20_261" style:display-name="ListLabel 261" style:family="text">
      <style:text-properties fo:language="ru" fo:country="RU" style:language-asian="en" style:country-asian="US" style:language-complex="ar" style:country-complex="SA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45" style:display-name="ListLabel 245" style:family="text">
      <style:text-properties fo:language="ru" fo:country="RU" style:language-asian="en" style:country-asian="US" style:language-complex="ar" style:country-complex="SA"/>
    </style:style>
    <style:style style:name="ListLabel_20_246" style:display-name="ListLabel 246" style:family="text">
      <style:text-properties fo:language="ru" fo:country="RU" style:language-asian="en" style:country-asian="US" style:language-complex="ar" style:country-complex="SA"/>
    </style:style>
    <style:style style:name="ListLabel_20_247" style:display-name="ListLabel 247" style:family="text">
      <style:text-properties fo:language="ru" fo:country="RU" style:language-asian="en" style:country-asian="US" style:language-complex="ar" style:country-complex="SA"/>
    </style:style>
    <style:style style:name="ListLabel_20_248" style:display-name="ListLabel 248" style:family="text">
      <style:text-properties fo:language="ru" fo:country="RU" style:language-asian="en" style:country-asian="US" style:language-complex="ar" style:country-complex="SA"/>
    </style:style>
    <style:style style:name="ListLabel_20_249" style:display-name="ListLabel 249" style:family="text">
      <style:text-properties fo:language="ru" fo:country="RU" style:language-asian="en" style:country-asian="US" style:language-complex="ar" style:country-complex="SA"/>
    </style:style>
    <style:style style:name="ListLabel_20_250" style:display-name="ListLabel 250" style:family="text">
      <style:text-properties fo:language="ru" fo:country="RU" style:language-asian="en" style:country-asian="US" style:language-complex="ar" style:country-complex="SA"/>
    </style:style>
    <style:style style:name="ListLabel_20_251" style:display-name="ListLabel 251" style:family="text">
      <style:text-properties fo:language="ru" fo:country="RU" style:language-asian="en" style:country-asian="US" style:language-complex="ar" style:country-complex="SA"/>
    </style:style>
    <style:style style:name="ListLabel_20_252" style:display-name="ListLabel 252" style:family="text">
      <style:text-properties fo:language="ru" fo:country="RU" style:language-asian="en" style:country-asian="US" style:language-complex="ar" style:country-complex="SA"/>
    </style:style>
    <style:style style:name="ListLabel_20_235" style:display-name="ListLabel 235" style:family="text">
      <style:text-properties fo:font-size="14pt" fo:letter-spacing="normal" fo:language="ru" fo:country="RU" fo:font-style="normal" fo:font-weight="normal" style:font-name-asian="Wingdings" style:font-family-asian="Wingdings" style:font-family-generic-asian="system" style:font-pitch-asian="variable" style:font-size-asian="14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6" style:display-name="ListLabel 236" style:family="text">
      <style:text-properties fo:font-size="14pt" fo:letter-spacing="normal" fo:language="ru" fo:country="RU" fo:font-style="normal" fo:font-weight="normal" style:font-name-asian="Symbol" style:font-family-asian="Symbol" style:font-family-generic-asian="system" style:font-pitch-asian="variable" style:font-size-asian="14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37" style:display-name="ListLabel 237" style:family="text">
      <style:text-properties fo:language="ru" fo:country="RU" style:language-asian="en" style:country-asian="US" style:language-complex="ar" style:country-complex="SA"/>
    </style:style>
    <style:style style:name="ListLabel_20_238" style:display-name="ListLabel 238" style:family="text">
      <style:text-properties fo:language="ru" fo:country="RU" style:language-asian="en" style:country-asian="US" style:language-complex="ar" style:country-complex="SA"/>
    </style:style>
    <style:style style:name="ListLabel_20_239" style:display-name="ListLabel 239" style:family="text">
      <style:text-properties fo:language="ru" fo:country="RU" style:language-asian="en" style:country-asian="US" style:language-complex="ar" style:country-complex="SA"/>
    </style:style>
    <style:style style:name="ListLabel_20_240" style:display-name="ListLabel 240" style:family="text">
      <style:text-properties fo:language="ru" fo:country="RU" style:language-asian="en" style:country-asian="US" style:language-complex="ar" style:country-complex="SA"/>
    </style:style>
    <style:style style:name="ListLabel_20_241" style:display-name="ListLabel 241" style:family="text">
      <style:text-properties fo:language="ru" fo:country="RU" style:language-asian="en" style:country-asian="US" style:language-complex="ar" style:country-complex="SA"/>
    </style:style>
    <style:style style:name="ListLabel_20_242" style:display-name="ListLabel 242" style:family="text">
      <style:text-properties fo:language="ru" fo:country="RU" style:language-asian="en" style:country-asian="US" style:language-complex="ar" style:country-complex="SA"/>
    </style:style>
    <style:style style:name="ListLabel_20_243" style:display-name="ListLabel 243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319cm" fo:margin-left="0.3cm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1.49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2.663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3.838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5.011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6.186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7.359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8.534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319cm" fo:margin-left="9.7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50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18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745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71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97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24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5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75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0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3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503cm" fo:margin-left="6.197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8.31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9.37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0.426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1.481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2.536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3.58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1.503cm" fo:margin-left="14.64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57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44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4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4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4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8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7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9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4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14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298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7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415cm" fo:margin-left="0.753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246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422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7.601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9.77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956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1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3.251cm"/>
        </style:list-level-properties>
      </text:list-level-style-number>
      <text:list-level-style-number text:level="2" text:style-name="ListLabel_20_25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7cm" fo:margin-left="4.122cm"/>
        </style:list-level-properties>
      </text:list-level-style-number>
      <text:list-level-style-bullet text:level="3" text:style-name="ListLabel_20_255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5.722cm"/>
        </style:list-level-properties>
      </text:list-level-style-bullet>
      <text:list-level-style-bullet text:level="4" text:style-name="ListLabel_20_256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7.318cm"/>
        </style:list-level-properties>
      </text:list-level-style-bullet>
      <text:list-level-style-bullet text:level="5" text:style-name="ListLabel_20_257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8.915cm"/>
        </style:list-level-properties>
      </text:list-level-style-bullet>
      <text:list-level-style-bullet text:level="6" text:style-name="ListLabel_20_258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0.511cm"/>
        </style:list-level-properties>
      </text:list-level-style-bullet>
      <text:list-level-style-bullet text:level="7" text:style-name="ListLabel_20_259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2.107cm"/>
        </style:list-level-properties>
      </text:list-level-style-bullet>
      <text:list-level-style-bullet text:level="8" text:style-name="ListLabel_20_260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3.702cm"/>
        </style:list-level-properties>
      </text:list-level-style-bullet>
      <text:list-level-style-bullet text:level="9" text:style-name="ListLabel_20_261" loext:num-list-format="•" style:num-suffix="•" text:bullet-char="•">
        <style:list-level-properties text:list-level-position-and-space-mode="label-alignment">
          <style:list-level-label-alignment text:label-followed-by="listtab" fo:text-indent="-0.87cm" fo:margin-left="15.29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995cm" fo:margin-left="0.753cm"/>
        </style:list-level-properties>
      </text:list-level-style-number>
      <text:list-level-style-bullet text:level="2" text:style-name="ListLabel_20_245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2.515cm"/>
        </style:list-level-properties>
      </text:list-level-style-bullet>
      <text:list-level-style-bullet text:level="3" text:style-name="ListLabel_20_246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4.29cm"/>
        </style:list-level-properties>
      </text:list-level-style-bullet>
      <text:list-level-style-bullet text:level="4" text:style-name="ListLabel_20_247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6.064cm"/>
        </style:list-level-properties>
      </text:list-level-style-bullet>
      <text:list-level-style-bullet text:level="5" text:style-name="ListLabel_20_248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7.84cm"/>
        </style:list-level-properties>
      </text:list-level-style-bullet>
      <text:list-level-style-bullet text:level="6" text:style-name="ListLabel_20_249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9.615cm"/>
        </style:list-level-properties>
      </text:list-level-style-bullet>
      <text:list-level-style-bullet text:level="7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1.389cm"/>
        </style:list-level-properties>
      </text:list-level-style-bullet>
      <text:list-level-style-bullet text:level="8" text:style-name="ListLabel_20_251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3.166cm"/>
        </style:list-level-properties>
      </text:list-level-style-bullet>
      <text:list-level-style-bullet text:level="9" text:style-name="ListLabel_20_252" loext:num-list-format="•" style:num-suffix="•" text:bullet-char="•">
        <style:list-level-properties text:list-level-position-and-space-mode="label-alignment">
          <style:list-level-label-alignment text:label-followed-by="listtab" fo:text-indent="-0.995cm" fo:margin-left="14.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1.249cm" fo:margin-left="3.2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496cm" fo:margin-left="2.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4.939cm"/>
        </style:list-level-properties>
      </text:list-level-style-bullet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632cm"/>
        </style:list-level-properties>
      </text:list-level-style-bullet>
      <text:list-level-style-bullet text:level="5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327cm"/>
        </style:list-level-properties>
      </text:list-level-style-bullet>
      <text:list-level-style-bullet text:level="6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21cm"/>
        </style:list-level-properties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714cm"/>
        </style:list-level-properties>
      </text:list-level-style-bullet>
      <text:list-level-style-bullet text:level="8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409cm"/>
        </style:list-level-properties>
      </text:list-level-style-bullet>
      <text:list-level-style-bullet text:level="9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5.10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35cm" fo:margin-right="0cm" fo:margin-top="0.018cm" fo:margin-bottom="0cm" style:contextual-spacing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Text_20_body">
      <style:paragraph-properties fo:margin-left="0.035cm" fo:margin-right="0cm" fo:margin-top="0.018cm" fo:margin-bottom="0cm" style:contextual-spacing="false"/>
      <style:text-properties fo:letter-spacing="-0.009cm"/>
    </style:style>
    <style:style style:name="MP6" style:family="paragraph" style:parent-style-name="Frame_20_contents">
      <style:paragraph-properties fo:margin-left="0.035cm" fo:margin-right="0cm" fo:margin-top="0.018cm" fo:margin-bottom="0cm" style:contextual-spacing="false" fo:text-align="start" style:justify-single-word="false" fo:text-indent="0cm" style:auto-text-indent="false"/>
    </style:style>
    <style:style style:name="MP7" style:family="paragraph" style:parent-style-name="Text_20_body">
      <style:paragraph-properties fo:margin-left="0cm" fo:margin-right="0cm" fo:line-height="6%"/>
      <style:text-properties fo:font-size="10pt" style:font-size-asian="10pt"/>
    </style:style>
    <style:style style:name="MP8" style:family="paragraph" style:parent-style-name="Text_20_body">
      <style:paragraph-properties fo:margin-left="0.035cm" fo:margin-right="0cm" fo:margin-top="0.016cm" fo:margin-bottom="0cm" style:contextual-spacing="false"/>
    </style:style>
    <style:style style:name="MP9" style:family="paragraph" style:parent-style-name="Text_20_body">
      <style:paragraph-properties fo:margin-left="0.035cm" fo:margin-right="0cm" fo:margin-top="0.016cm" fo:margin-bottom="0cm" style:contextual-spacing="false"/>
      <style:text-properties fo:letter-spacing="-0.009cm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-0.009cm"/>
    </style:style>
    <style:style style:name="MT3" style:family="text">
      <style:text-properties fo:font-size="10pt" fo:letter-spacing="-0.009cm" style:font-size-asian="10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0.49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0.42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0.67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341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7">
      <style:page-layout-properties fo:page-width="14.801cm" fo:page-height="21.001cm" style:num-format="1" style:print-orientation="portrait" fo:margin-top="1.376cm" fo:margin-bottom="1.854cm" fo:margin-left="1.4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39cm" fo:margin-left="0cm" fo:margin-right="0cm" fo:margin-top="0.339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1.252cm" fo:margin-bottom="0.494cm" fo:margin-left="2.999cm" fo:margin-right="1.24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82cm" fo:margin-left="0cm" fo:margin-right="0cm" fo:margin-bottom="0.482cm" style:dynamic-spacing="true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834cm" fo:margin-bottom="0.771cm" fo:margin-left="2.249cm" fo:margin-right="0.24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1.905cm" fo:margin-bottom="0.771cm" fo:margin-left="2.249cm" fo:margin-right="0.24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23cm" fo:margin-left="0cm" fo:margin-right="0cm" fo:margin-top="0.222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Converted13" style:page-layout-name="Mpm6" draw:style-name="Mdp1">
      <style:footer>
        <text:p text:style-name="MP2" loext:marker-style-name="MT1"><draw:custom-shape text:anchor-type="char" draw:z-index="0" draw:name="Textbox 13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3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4" style:page-layout-name="Mpm6" draw:style-name="Mdp1">
      <style:footer>
        <text:p text:style-name="MP2" loext:marker-style-name="MT1"><draw:custom-shape text:anchor-type="char" draw:z-index="13" draw:name="Textbox 14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2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2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4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5" style:page-layout-name="Mpm7" draw:style-name="Mdp1">
      <style:footer>
        <text:p text:style-name="MP2" loext:marker-style-name="MT1"><draw:custom-shape text:anchor-type="char" draw:z-index="14" draw:name="Textbox 15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3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3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3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3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5" text:anchor-type="char" svg:x="7.304cm" svg:y="18.671cm" svg:width="0.497cm" svg:height="0.542cm" draw:z-index="0"><draw:text-box><text:p text:style-name="MP5"><text:page-number text:select-page="current">0</text:page-number></text:p></draw:text-box></draw:frame></text:p>
      </style:footer>
    </style:master-page>
    <style:master-page style:name="Converted16" style:page-layout-name="Mpm7" draw:style-name="Mdp1">
      <style:footer>
        <text:p text:style-name="MP2" loext:marker-style-name="MT1"><draw:custom-shape text:anchor-type="char" draw:z-index="1" draw:name="Textbox 16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4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4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1" text:anchor-type="char" svg:x="7.304cm" svg:y="18.671cm" svg:width="0.497cm" svg:height="0.543cm" draw:z-index="0"><draw:text-box><text:p text:style-name="MP5"><text:page-number text:select-page="current">0</text:page-number></text:p></draw:text-box></draw:frame><draw:frame draw:style-name="Mfr1" draw:name="Врезка4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4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6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17" style:page-layout-name="Mpm7" draw:style-name="Mdp1">
      <style:footer>
        <text:p text:style-name="MP2" loext:marker-style-name="MT1"><draw:custom-shape text:anchor-type="char" draw:z-index="2" draw:name="Textbox 17" draw:style-name="Mgr1" draw:text-style-name="MP4" svg:width="0.495cm" svg:height="0.541cm" svg:x="7.304cm" svg:y="18.671cm"><text:p text:style-name="MP3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5" text:anchor-type="char" svg:x="0cm" svg:y="0cm" svg:width="0.497cm" svg:height="0.543cm" draw:z-index="0"><draw:text-box><text:p text:style-name="MP3"><text:span text:style-name="MT2"><text:page-number text:select-page="current">0</text:page-number></text:span></text:p></draw:text-box></draw:frame><draw:frame draw:style-name="Mfr1" draw:name="Врезка5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1" text:anchor-type="char" svg:x="7.304cm" svg:y="18.671cm" svg:width="0.497cm" svg:height="0.542cm" draw:z-index="0"><draw:text-box><text:p text:style-name="MP5"><text:page-number text:select-page="current">0</text:page-number></text:p></draw:text-box></draw:frame><draw:frame draw:style-name="Mfr1" draw:name="Врезка5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511111111111" text:anchor-type="char" svg:x="0cm" svg:y="0cm" svg:width="0.497cm" svg:height="0.543cm" draw:z-index="0"><draw:text-box><text:p text:style-name="MP5"><text:page-number text:select-page="current">0</text:page-number></text:p></draw:text-box></draw:frame><draw:frame draw:style-name="Mfr1" draw:name="Врезка17" text:anchor-type="char" svg:x="7.304cm" svg:y="18.671cm" svg:width="0.497cm" svg:height="0.543cm" draw:z-index="0"><draw:text-box><text:p text:style-name="MP5"><text:page-number text:select-page="current">0</text:page-number></text:p></draw:text-box></draw:frame></text:p>
      </style:footer>
    </style:master-page>
    <style:master-page style:name="Converted6" style:page-layout-name="Mpm8" draw:style-name="Mdp1">
      <style:header>
        <text:p text:style-name="MP2" loext:marker-style-name="MT1"><draw:custom-shape text:anchor-type="char" draw:z-index="3" draw:name="Textbox 6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6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611111111111" text:anchor-type="char" svg:x="11.04cm" svg:y="1.219cm" svg:width="0.43cm" svg:height="0.462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7" style:page-layout-name="Mpm8" draw:style-name="Mdp1">
      <style:header>
        <text:p text:style-name="MP2" loext:marker-style-name="MT1"><draw:custom-shape text:anchor-type="char" draw:z-index="4" draw:name="Textbox 7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7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7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8" style:page-layout-name="Mpm8" draw:style-name="Mdp1">
      <style:header>
        <text:p text:style-name="MP2" loext:marker-style-name="MT1"><draw:custom-shape text:anchor-type="char" draw:z-index="5" draw:name="Textbox 8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8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9" style:page-layout-name="Mpm8" draw:style-name="Mdp1">
      <style:header>
        <text:p text:style-name="MP2" loext:marker-style-name="MT1"><draw:custom-shape text:anchor-type="char" draw:z-index="6" draw:name="Textbox 9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9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9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0" style:page-layout-name="Mpm8" draw:style-name="Mdp1">
      <style:header>
        <text:p text:style-name="MP2" loext:marker-style-name="MT1"><draw:custom-shape text:anchor-type="char" draw:z-index="7" draw:name="Textbox 10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0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0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1" style:page-layout-name="Mpm8" draw:style-name="Mdp1">
      <style:header>
        <text:p text:style-name="MP2" loext:marker-style-name="MT1"><draw:custom-shape text:anchor-type="char" draw:z-index="8" draw:name="Textbox 11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2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1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2" style:page-layout-name="Mpm8" draw:style-name="Mdp1">
      <style:header>
        <text:p text:style-name="MP2" loext:marker-style-name="MT1"><draw:custom-shape text:anchor-type="char" draw:z-index="9" draw:name="Textbox 12" draw:style-name="Mgr2" draw:text-style-name="MP4" svg:width="0.428cm" svg:height="0.461cm" svg:x="11.04cm" svg:y="1.219cm"><text:p text:style-name="MP6" loext:marker-style-name="MT1"><text:span text:style-name="MT3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8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81111111111" text:anchor-type="char" svg:x="0cm" svg:y="0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draw:frame draw:style-name="Mfr1" draw:name="Врезка1211111111111" text:anchor-type="char" svg:x="11.04cm" svg:y="1.219cm" svg:width="0.43cm" svg:height="0.464cm" draw:z-index="0"><draw:text-box><text:p text:style-name="MP6" loext:marker-style-name="MT1"><text:span text:style-name="MT3"><text:page-number text:select-page="current">0</text:page-number></text:span></text:p></draw:text-box></draw:frame></text:p>
      </style:header>
    </style:master-page>
    <style:master-page style:name="Converted18" style:page-layout-name="Mpm9" draw:style-name="Mdp1">
      <style:footer>
        <text:p text:style-name="MP7" loext:marker-style-name="MT1"><draw:custom-shape text:anchor-type="char" draw:z-index="10" draw:name="Textbox 22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9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19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19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2" text:anchor-type="char" svg:x="19.477cm" svg:y="28.541cm" svg:width="0.681cm" svg:height="0.623cm" draw:z-index="0"><draw:text-box><text:p text:style-name="MP9"><text:page-number text:select-page="current">0</text:page-number></text:p></draw:text-box></draw:frame></text:p>
      </style:footer>
    </style:master-page>
    <style:master-page style:name="Converted19" style:page-layout-name="Mpm9" draw:style-name="Mdp1">
      <style:footer>
        <text:p text:style-name="MP7" loext:marker-style-name="MT1"><draw:custom-shape text:anchor-type="char" draw:z-index="11" draw:name="Textbox 23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0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0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0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3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  <style:master-page style:name="Converted20" style:page-layout-name="Mpm10" draw:style-name="Mdp1">
      <style:footer>
        <text:p text:style-name="MP7" loext:marker-style-name="MT1"><draw:custom-shape text:anchor-type="char" draw:z-index="12" draw:name="Textbox 24" draw:style-name="Mgr3" draw:text-style-name="MP4" svg:width="0.678cm" svg:height="0.62cm" svg:x="19.477cm" svg:y="28.541cm"><text:p text:style-name="MP8"><text:span text:style-name="MT2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4" text:anchor-type="char" svg:x="0cm" svg:y="0cm" svg:width="0.681cm" svg:height="0.623cm" draw:z-index="0"><draw:text-box><text:p text:style-name="MP8"><text:span text:style-name="MT2"><text:page-number text:select-page="current">0</text:page-number></text:span></text:p></draw:text-box></draw:frame><draw:frame draw:style-name="Mfr1" draw:name="Врезка24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1" text:anchor-type="char" svg:x="0cm" svg:y="0cm" svg:width="0.681cm" svg:height="0.623cm" draw:z-index="0"><draw:text-box><text:p text:style-name="MP9"><text:page-number text:select-page="current">0</text:page-number></text:p></draw:text-box></draw:frame><draw:frame draw:style-name="Mfr1" draw:name="Врезка24111111111" text:anchor-type="char" svg:x="19.477cm" svg:y="28.541cm" svg:width="0.681cm" svg:height="0.621cm" draw:z-index="0"><draw:text-box><text:p text:style-name="MP9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9T12:02:46.711000000</meta:creation-date>
    <meta:editing-duration>P1DT45M57S</meta:editing-duration>
    <meta:editing-cycles>210</meta:editing-cycles>
    <meta:generator>LibreOffice/25.2.7.2$Windows_X86_64 LibreOffice_project/5cbfd1ab6520636bb5f7b99185aa69bd7456825d</meta:generator>
    <dc:title>Реферат ГОСТ</dc:title>
    <dc:date>2026-02-16T12:20:40.352967100</dc:date>
    <meta:print-date>2025-03-27T21:49:41.572929170</meta:print-date>
    <meta:printed-by>Файлы PDF</meta:printed-by>
    <meta:document-statistic meta:table-count="0" meta:image-count="0" meta:object-count="0" meta:page-count="5" meta:paragraph-count="270" meta:word-count="955" meta:character-count="6792" meta:non-whitespace-character-count="6161"/>
  </office:meta>
</office:document-meta>
</file>